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32_2a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3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9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A separate page, front and back, (SMBx9FF32_2b) was folded and inserted into the front of this sermon.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On the character of Aaron/</text:p>
      <text:p text:style-name="P7">[Hebrew]/</text:p>
      <text:p text:style-name="P6"/>
      <text:p text:style-name="P6">[Page 1]</text:p>
      <text:p text:style-name="P6">Many characters that figure prominently/ in the Bible, have been chosen as subjects/ of reflection, upon which able writers found/ pleasure to dwell. <text:s/>Miss O'Keefe's "pa-/-triarchal times"--a work which I was wont/ to read as an exercise, while studying to learn/ idiomatic English--, is, for instance, a production/ teeming with literary merits. <text:s/>The sketches are/ attractive in their delineation, and instructive/ by reason of the moral lessons which they/ strive always to convey. <text:s/>It is not to our/ credit, that non-Israelites have notably ex-/-celled in the art of blending truth with some/ permissible fiction, in order to fasten the/ reader's thoughts pleasantly on the sacred pages;/ nevertheless, that fact must be acknowledged./</text:p>
      <text:p text:style-name="P6"><text:tab/><text:span text:style-name="T2"> B</text:span><text:span text:style-name="T3"> However, in the course of my studies I do/ not remember to have ever seen, in modern/ languages, a delineation of the character of the/ first priest who ministered in the tabernacle/ of the Eternal; I mean such a</text:span><text:span text:style-name="T2">s pro</text:span><text:span text:style-name="T3"> portrait/</text:span></text:p>
      <text:p text:style-name="P6"><text:span text:style-name="T3"/></text:p>
      <text:p text:style-name="P6"><text:span text:style-name="T3">[Page 2]</text:span></text:p>
      <text:p text:style-name="P6"><text:span text:style-name="T3">as becoming a personage on whose brows the/ golden mitre shone with [Hebrew] "Holiness to the/ </text:span><text:soft-page-break/><text:span text:style-name="T3">Lord"--the luminous token of a Divine selection./ <text:s/>The Sages of our people alone seem to have duly/ appreciated the virtues which adorned Aaron./ <text:s/>They have called him [Hebrew] "the peace/ lover, and peace maker", and they claim to have/ discovered in Malachi's sublime picture of a/ servant of God, a faithful representation of the/ sacerdotal son of Amram. <text:s/>What the Talmudists/ dilate upon with delight, touching his loveable/ disposition, may have its foundation largely/ upon traditional legendary, but as I was reading/ today's initial portion in the book of Exodus,/ an expression occuring[sic!] therein, enchained my/ attention, as ingenuously revealing the sentiments/ nurtured in the breast of the godly Aaron./ <text:s/>Moses, with that extreme humility which has/ won for him the title for [Hebrew] "the meekest/ of all men," had been unable to overcome his/ self-distrust. <text:s/>He had petitioned the Lord to/ send another to face Pharaoh with the fearful/</text:span></text:p>
      <text:p text:style-name="P6"><text:span text:style-name="T3"/></text:p>
      <text:p text:style-name="P6"><text:span text:style-name="T3">[Page 3]</text:span></text:p>
      <text:p text:style-name="P6"><text:span text:style-name="T3">mission imposed. <text:s/>The vision of the burning/ bush closes with this announcement: "Behold/ Aaron thy brother, the Levite, will speak, I/ surely know; he is even coming forth to meet/ thee, and, seeing thee, he will be glad in his heart."/ <text:s/>[Hebrew]. <text:s/>Upon which the Midrash/ remarks. <text:s/>Great was the joy which the older/ brother felt in clasping to his breast the younger/ (so long absent in enforced exile), but his delight/ would have increased tenfold, had be heard the All/ seeing God who searches our inmost parts, declare/ him an affectionate brother. <text:s/>He might then have/ made soul reviving music precede his steps/ towards the mountain of the Lord, where the/ two fondly embraced. <text:s/>From that hour/ they became inseparable companions in a task/ of the greatest magnitude. <text:s/>Closely associated/ in the momentous enterprise of working redemp-/-tion, the older unobtrusively held a subordinate/ position. <text:s/>Envious feelings did not mar fraternal/ harmony. <text:s/>He who had daily grieved at the/</text:span></text:p>
      <text:p text:style-name="P6"><text:span text:style-name="T3"/></text:p>
      <text:p text:style-name="P6"><text:span text:style-name="T3">[Page 4]</text:span></text:p>
      <text:p text:style-name="P6"><text:span text:style-name="T3">sigh of oppression, at the fierceness of task/ masters, and he who with anguish of mind had/ contemplated from afar in the country of the stran-/-ger, the abject misery of his people, had/ alike learned from the same parental precept to/ devote their lives to the cause of national liberty/ and enlightenment. <text:s/>What matter if the last/ born weilded a superior power, when the labor/ of both tended to create a nation free and Divinely/ taught? <text:s/>Such were the sentiments which knit/ two beings in one; so noble an example Aaron's/ conduct illustrated. <text:s/>His majestic figure/ disappears almost completely behind that [?],/ yet, it was he who spoke and acted in the land of/ Mizraim; it was he who warned and chastised/ the tyrants; he who counselled[sic!] and comforted the/ afflicted; </text:span><text:span text:style-name="T2">he</text:span><text:span text:style-name="T3"> for so it is explicitly stated [Hebrew]/ [Hebrew] "He shall be thy mouth piece,/ and thou shalt be to him as a divinity". <text:s/>The trusty/ interpreter of his brother's inspired command pos-/-sessed that nobility of spirit, which recognizes/ in another a larger share of intellect; a deeper/</text:span></text:p>
      <text:p text:style-name="P6"><text:span text:style-name="T3"/></text:p>
      <text:p text:style-name="P6"><text:span text:style-name="T3">[Page 5]</text:span></text:p>
      <text:p text:style-name="P6"><text:span text:style-name="T3">insight in the knowledge of God's will and/ the government of men. <text:s/>Mark Aaron/ at the battle of Rephidim. <text:s/>A youth--a/ hitherto comparative stranger, had been honored/ with the generalship of the combatants that/ were to repel the attack of brutal Amalek./ <text:s/>Not to cover himself with military glory did/ the older brother </text:span><text:span text:style-name="T2">crave</text:span><text:span text:style-name="T3"> of Moses crave, not to enter/ the lists and carry off trophies. <text:s/>Upon the/ top of the hill where the archprophet raised/ his hands heavenward, that Israel might vanquish/ a deadly foe, Aaron stood with Hur and looked/ and upheld </text:span><text:span text:style-name="T2">his hands heavenward, that</text:span><text:span text:style-name="T3"> the arms which should not drop down/ wearily until the sound of victory echoed forth/ among myriads of Israel. <text:s/>Observe Aaron,/ again, when the jealously of a relative, stirred up/ a conspiracy that aimed to divest him of his sa-/-cerdotal authority. <text:s/>Unscrupulous Korah incited/ a sedition, pointing to Aaron as the usurper of/ </text:span><text:span text:style-name="T2">of</text:span><text:span text:style-name="T3"> an office given him by partiality. <text:s/>But the/ object of ill will did not exhibit resentment;/ no remonstrance issued from the lips of the unambitious/</text:span></text:p>
      <text:p text:style-name="P6"><text:span text:style-name="T3"/></text:p>
      <text:p text:style-name="P6"><text:soft-page-break/><text:span text:style-name="T3">[Page 6]</text:span></text:p>
      <text:p text:style-name="P6"><text:span text:style-name="T3">priest. <text:s/>Moses in his own defence[sic!]; in vindication of/ the Divine mandate received, arose majestically/ upon the occasion, when </text:span><text:span text:style-name="T2">the</text:span><text:span text:style-name="T3"> his legation would undergo/ a crucial test; Moses asked the rebellious [Hebrew]/ [Hebrew] "Aaron what is (guilty of) that ye/ murmur against him?" <text:s/>Confessedly,/ the older son of Amram fell far behind the younger/ in the possession of such qualities as make a/ leader of communities. <text:s/>He loved peace dearly, but he/ lacked the energy that can rise equal to an emer-/-gency, quick in appliances to meet it successfully./ <text:s/>The weakness displayed at the humiliating circum-/-stance of the mother calf, whether through a/ wish to temporize in the hope of preventing the/ sin by the return of Moses, as some of our expositors/ allege, or whether under threat, as others have/ surmised, shows, at all events, </text:span><text:span text:style-name="T2">an</text:span><text:span text:style-name="T3"> incapacity to/ cope with extreme difficulties. <text:s/>But if Aaron's/ intellectual strength, was not on a par with that/ by which the character of our archprophet was/ signalized, his spiritual strength would not/ </text:span></text:p>
      <text:p text:style-name="P6"><text:span text:style-name="T3"/></text:p>
      <text:p text:style-name="P6"><text:span text:style-name="T3">[Page 7]</text:span></text:p>
      <text:p text:style-name="P6"><text:span text:style-name="T3">suffer by comparison. <text:s/>It is in the hour of the severest/ trials that our virtues are best put to the test. <text:s/>Then/ can the beholder discover men's brave mettle./</text:span></text:p>
      <text:p text:style-name="P6"><text:span text:style-name="T3"><text:tab/>Joy was universal upon the day that the first/ priest was installed into his office. <text:s/>The hands/ consecrated to bless God's people had been uplifted in/ prayerful attitude. <text:s/>The threefold benediction had been/ pronounced. <text:s/>Suddenly a shriek of horror </text:span><text:span text:style-name="T2">strikes</text:span><text:span text:style-name="T3"> thralls/ all hearts. <text:s/>Two sons of the Pontiff have met with/ an instantaneous death. <text:s/>Their presumption to/ enter the holy of holies without summons, had digged/ their graves. <text:s/>Plunged in sorrow is the unhappy/ father. <text:s/>Fain would he retire to bemoan his sad/ loss. <text:s/>But he is the minister of religion; he shall/ refrain from wailings and lamentations. <text:s/>Said/ it [Hebrew] "by those who come nigh unto me I/ must be hallowed" [Hebrew] <text:s/>My decree must/ be honored in the sight of all the people. <text:s/>Tears are/ forced back; a silence follows, the silence of pious/ resignation [Hebrew]. <text:s/>Now; reared as/ I have been in the lap of Rabbinism, which is/</text:span></text:p>
      <text:p text:style-name="P6"><text:span text:style-name="T3"/></text:p>
      <text:p text:style-name="P6"><text:span text:style-name="T3">[Page 8]</text:span></text:p>
      <text:p text:style-name="P6"><text:span text:style-name="T3">full of praise for Aaron, as the modest exemplar/ of peace, admiring many of the traits in Aaron's/ character, as clearly evinced in the Scripture, I/ wish that I could explain in his defence an event/ of his life which seems to contradict what I have en-/-deavoured to prove. <text:s/>Still, I may justly remark/ that the incident which misled him once into an/ act of unbrotherly conduct, is so obscurely set forth/ in Holy Writ, that it is almost impossible to/ Judge of the cause which incited the fault./ <text:s/>Miriam, who certainly had loved Moses and gloried in/ the deliverance he had divinely wrought, could not have/ wished to deny his greatness, but she is mentioned first/ as culpable of rash words, and she must have been the/ principal offender, as she bore the penalty. <text:s/>Who the Ethio-/-pian woman was, who indirectly provoked the offense,/ we do not learn form the Scriptural text. <text:s/>Ancient/ chronicles, differently presented by Hebrew writers, and/ by the historian Josephus, would lead us to believe that/ Moses, after having fled from Egypt, had emigrated to/ Ethiopia, and that the King's daughter enamoured with/ his manly beauty and his valor in battle had pledged/</text:span></text:p>
      <text:p text:style-name="P6"><text:span text:style-name="T3"/></text:p>
      <text:p text:style-name="P6"><text:span text:style-name="T3">[Page 9]</text:span></text:p>
      <text:p text:style-name="P6"><text:span text:style-name="T3">herself to him in marriage, and finally had joined the camp/ of Israel in the wilderness. <text:s/>To pronounce a judgment upon the/ merits of a case, which it is impossible obviously to define,/ would be rash, and though I might quote opinions among/ ancient and modern authors, I prefer to leave the question open./ <text:s/>But if the instance just cited, Aaron became involved in the sin/ of uncharitable speaking against Moses, how worthy of imita-/-tion was his ready confession, that both he and Miriam had/ done great wrongs [Hebrew]. <text:s/>How humble his apology/ and his entreaty that his sister chastened with a loathsome ill-/-ness by the rod of justice, might soon be restored to perfect/ health! <text:s/>In the language of a Hebrew writer we may well say/ [Hebrew] "happy is he whose faults can be/ numbered". <text:s/>Barring the </text:span><text:soft-page-break/><text:span text:style-name="T3">wickedness inherent in too yielding a/ temperament, Aaron may still serve as a model of righteousness,/ as a servant of God "who walked in peace and integrity, and brought/ many back from iniquity," as Malachi expresses it. <text:s/>And so did/ the greatest of men consider him, as memorably enunciated in/ his parting blessing to the tribes: "Thy thummim and Thy Urim/ (O God) were given to Thy pious one"....(whose progeny) shall/ teach Thy ordinances to Jacob and Thy Law unto Israel"/ <text:s/>[Hebrew]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6-06T13:35:09.59</meta:creation-date>
    <meta:document-statistic meta:table-count="0" meta:image-count="0" meta:object-count="0" meta:page-count="5" meta:paragraph-count="84" meta:word-count="1807" meta:character-count="11205"/>
    <dc:date>2012-06-06T14:38:00.61</dc:date>
    <dc:creator>Penn Libraries</dc:creator>
    <meta:editing-duration>PT00H01M59S</meta:editing-duration>
    <meta:editing-cycles>1</meta:editing-cycles>
    <meta:generator>OpenOffice.org/3.2$Win32 OpenOffice.org_project/320m12$Build-9483</meta:generator>
  </office:meta>
</office:document-meta>
</file>